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1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Линзы</text:p>
          </table:table-cell>
          <table:table-cell office:value-type="string" calcext:value-type="string">
            <text:p>Фокусы, мм</text:p>
          </table:table-cell>
          <table:table-cell/>
          <table:table-cell office:value-type="string" calcext:value-type="string">
            <text:p>цд винта для щели = 10 мк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ноль сбит на щели на 11 дел.</text:p>
          </table:table-cell>
          <table:table-cell table:number-columns-repeated="4"/>
          <table:table-cell office:value-type="string" calcext:value-type="string">
            <text:p>b1 = 132.3 см</text:p>
          </table:table-cell>
          <table:table-cell/>
          <table:table-cell office:value-type="string" calcext:value-type="string">
            <text:p>L = b1+a1= <text:s/>135.8 см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'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a1 = F2 = 25 мм</text:p>
          </table:table-cell>
          <table:table-cell table:number-columns-repeated="12"/>
          <table:table-cell office:value-type="string" calcext:value-type="string">
            <text:p>L = 134.7</text:p>
          </table:table-cell>
          <table:table-cell office:value-type="string" calcext:value-type="string">
            <text:p>&lt;- расстояние от решётки до экрана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'-&gt;</text:p>
          </table:table-cell>
          <table:table-cell office:value-type="string" calcext:value-type="string">
            <text:p>$d$, мкм</text:p>
          </table:table-cell>
          <table:table-cell office:value-type="string" calcext:value-type="string">
            <text:p>$D$, мм</text:p>
          </table:table-cell>
          <table:table-cell office:value-type="string" calcext:value-type="string">
            <text:p>$D_{\text{л}}$, мкм</text:p>
          </table:table-cell>
          <table:table-cell table:number-columns-repeated="2"/>
          <table:table-cell table:formula="of:=132.3*10/25*(20-11)*10" office:value-type="float" office:value="4762.8" calcext:value-type="float">
            <text:p>4762.8</text:p>
          </table:table-cell>
          <table:table-cell table:number-columns-repeated="12"/>
          <table:table-cell office:value-type="string" calcext:value-type="string">
            <text:p>Расстояние измерялось между максимумами -m to m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([.C5]-11)*10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" table:formula="of:=[.E5]*1000/52.92" office:value-type="float" office:value="94.4822373393802" calcext:value-type="float">
            <text:p>94</text:p>
          </table:table-cell>
          <table:table-cell table:number-columns-repeated="14"/>
          <table:table-cell office:value-type="string" calcext:value-type="string">
            <text:p>СЕТКИ!!!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([.C6]-11)*10"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style-name="ce1" table:formula="of:=[.E6]*1000/52.92" office:value-type="float" office:value="207.860922146636" calcext:value-type="float">
            <text:p>20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Решетка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([.C7]-11)*10"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table:style-name="ce1" table:formula="of:=[.E7]*1000/52.92" office:value-type="float" office:value="283.446712018141" calcext:value-type="float">
            <text:p>283</text:p>
          </table:table-cell>
          <table:table-cell table:number-columns-repeated="14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, мм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([.C8]-11)*10"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table:style-name="ce1" table:formula="of:=[.E8]*1000/52.92" office:value-type="float" office:value="415.721844293273" calcext:value-type="float">
            <text:p>41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table:formula="of:=([.C9]-11)*10" office:value-type="float" office:value="490" calcext:value-type="float">
            <text:p>490</text:p>
          </table:table-cell>
          <table:table-cell office:value-type="float" office:value="26" calcext:value-type="float">
            <text:p>26</text:p>
          </table:table-cell>
          <table:table-cell table:style-name="ce1" table:formula="of:=[.E9]*1000/52.92" office:value-type="float" office:value="491.307634164777" calcext:value-type="float">
            <text:p>49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([.C10]-11)*10"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table:style-name="ce1" table:formula="of:=[.E10]*1000/52.92" office:value-type="float" office:value="604.686318972033" calcext:value-type="float">
            <text:p>60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([.C11]-11)*10" office:value-type="float" office:value="690" calcext:value-type="float">
            <text:p>690</text:p>
          </table:table-cell>
          <table:table-cell office:value-type="float" office:value="37" calcext:value-type="float">
            <text:p>37</text:p>
          </table:table-cell>
          <table:table-cell table:style-name="ce1" table:formula="of:=[.E11]*1000/52.92" office:value-type="float" office:value="699.168556311413" calcext:value-type="float">
            <text:p>699</text:p>
          </table:table-cell>
          <table:table-cell/>
          <table:table-cell office:value-type="string" calcext:value-type="string">
            <text:p>Измерено от m до -m минимума интенсивности</text:p>
          </table:table-cell>
          <table:table-cell table:number-columns-repeated="7"/>
          <table:table-cell office:value-type="string" calcext:value-type="string">
            <text:p>Волос на фотке у Артёма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12]-11)*10" office:value-type="float" office:value="790" calcext:value-type="float">
            <text:p>790</text:p>
          </table:table-cell>
          <table:table-cell office:value-type="float" office:value="45" calcext:value-type="float">
            <text:p>45</text:p>
          </table:table-cell>
          <table:table-cell table:style-name="ce1" table:formula="of:=[.E12]*1000/52.92" office:value-type="float" office:value="850.340136054422" calcext:value-type="float">
            <text:p>85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C13]-11)*10" office:value-type="float" office:value="890" calcext:value-type="float">
            <text:p>890</text:p>
          </table:table-cell>
          <table:table-cell office:value-type="float" office:value="51" calcext:value-type="float">
            <text:p>51</text:p>
          </table:table-cell>
          <table:table-cell table:style-name="ce1" table:formula="of:=[.E13]*1000/52.92" office:value-type="float" office:value="963.718820861678" calcext:value-type="float">
            <text:p>964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X, м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, мм</text:p>
          </table:table-cell>
          <table:table-cell/>
          <table:table-cell office:value-type="string" calcext:value-type="string">
            <text:p>Внизу прикидывается \Delta x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C14]-11)*10" office:value-type="float" office:value="990" calcext:value-type="float">
            <text:p>990</text:p>
          </table:table-cell>
          <table:table-cell office:value-type="float" office:value="57" calcext:value-type="float">
            <text:p>57</text:p>
          </table:table-cell>
          <table:table-cell table:style-name="ce1" table:formula="of:=[.E14]*1000/52.92" office:value-type="float" office:value="1077.09750566893" calcext:value-type="float">
            <text:p>10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23]/[.M14]" office:value-type="float" office:value="7" calcext:value-type="float">
            <text:p>7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985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J24]/[.M15]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3 <text:s/>= F1'</text:p>
          </table:table-cell>
          <table:table-cell table:number-columns-repeated="14"/>
          <table:table-cell office:value-type="string" calcext:value-type="string">
            <text:p>$d_c$, мкм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188" calcext:value-type="float">
            <text:p>188</text:p>
          </table:table-cell>
          <table:table-cell table:number-columns-repeated="983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J25]/[.M16]" office:value-type="float" office:value="6.66666666666667" calcext:value-type="float">
            <text:p>6.66666666666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J26]/[.M17]" office:value-type="float" office:value="6.75" calcext:value-type="float">
            <text:p>6.75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Решетка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J27]/[.M18]" office:value-type="float" office:value="6.6" calcext:value-type="float">
            <text:p>6.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, мм</text:p>
          </table:table-cell>
          <table:table-cell table:number-columns-repeated="983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J28]/[.M19]" office:value-type="float" office:value="6.66666666666667" calcext:value-type="float">
            <text:p>6.6666666666666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$d$, мкм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волос:</text:p>
          </table:table-cell>
          <table:table-cell table:number-columns-repeated="5"/>
          <table:table-cell table:formula="of:=AVERAGE([.Q14:.Q19])" office:value-type="float" office:value="6.78055555555556" calcext:value-type="float">
            <text:p>6.78055555555556</text:p>
          </table:table-cell>
          <table:table-cell table:formula="of:=[.Q21]/2" office:value-type="float" office:value="3.39027777777778" calcext:value-type="float">
            <text:p>3.39027777777778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m$</text:p>
          </table:table-cell>
          <table:table-cell table:number-columns-repeated="2" office:value-type="string" calcext:value-type="string">
            <text:p>$X$, мм</text:p>
          </table:table-cell>
          <table:table-cell table:style-name="ce2" office:value-type="string" calcext:value-type="string">
            <text:p>$X$, мм</text:p>
          </table:table-cell>
          <table:table-cell office:value-type="string" calcext:value-type="string">
            <text:p>$X$, мм</text:p>
          </table:table-cell>
          <table:table-cell table:number-columns-repeated="6"/>
          <table:table-cell table:formula="of:=532*10^(-9)*135.8*10^(-2)/((36-11)*10*10^(-6))*1000" office:value-type="float" office:value="2.889824" calcext:value-type="float">
            <text:p>2.889824</text:p>
          </table:table-cell>
          <table:table-cell office:value-type="string" calcext:value-type="string">
            <text:p>&lt;- \Delta x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146" calcext:value-type="float">
            <text:p>146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d=3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table:number-columns-repeated="983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4"/>
          <table:table-cell table:style-name="ce3" office:value-type="string" calcext:value-type="string">
            <text:p>d_{\text{л}}, мкм</text:p>
          </table:table-cell>
          <table:table-cell office:value-type="string" calcext:value-type="string">
            <text:p>--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5"/>
          <table:table-cell office:value-type="string" calcext:value-type="string">
            <text:p>Решетка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Y, мм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table:number-columns-repeated="25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float" office:value="8" calcext:value-type="float">
            <text:p>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993"/>
        </table:table-row>
        <table:table-row table:style-name="ro2">
          <table:table-cell table:number-columns-repeated="2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lat</meta:initial-creator>
    <meta:creation-date>2015-06-05T18:17:20</meta:creation-date>
    <dc:date>2020-05-13T21:35:25.673000000</dc:date>
    <meta:generator>LibreOffice/5.3.3.2$Windows_x86 LibreOffice_project/3d9a8b4b4e538a85e0782bd6c2d430bafe583448</meta:generator>
    <meta:editing-duration>PT2H9M</meta:editing-duration>
    <meta:editing-cycles>2</meta:editing-cycles>
    <meta:document-statistic meta:table-count="1" meta:cell-count="3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